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9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9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consider yourself to be of Hispanic, Latino, or Spanish origin?</text:p>
          </table:table-cell>
          <table:covered-table-cell table:style-name="ce10" office:value-type="string">
            <text:p>Do you consider yourself to be of Hispanic, Latino, or Spanish origin?</text:p>
          </table:covered-table-cell>
          <table:covered-table-cell table:style-name="ce10" office:value-type="string">
            <text:p>Do you consider yourself to be of Hispanic, Latino, or Spanish origin?</text:p>
          </table:covered-table-cell>
          <table:covered-table-cell table:style-name="ce10" office:value-type="string">
            <text:p>Do you consider yourself to be of Hispanic, Latino, or Spanish origin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Response Percent</text:p>
          </table:table-cell>
          <table:table-cell table:style-name="ce16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, not of Hispanic, Latino, or Spanish origin</text:p>
          </table:table-cell>
          <table:covered-table-cell table:style-name="ce12" office:value-type="string">
            <text:p>No, not of Hispanic, Latino, or Spanish origin</text:p>
          </table:covered-table-cell>
          <table:table-cell table:style-name="ce17" office:value-type="percentage" office:value="0.906">
            <text:p>90.6%</text:p>
          </table:table-cell>
          <table:table-cell table:style-name="ce19" office:value-type="float" office:value="609">
            <text:p>60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, Mexican, Mexican American, Chicano</text:p>
          </table:table-cell>
          <table:covered-table-cell table:style-name="ce12" office:value-type="string">
            <text:p>Yes, Mexican, Mexican American, Chicano</text:p>
          </table:covered-table-cell>
          <table:table-cell table:style-name="ce17" office:value-type="percentage" office:value="0.013">
            <text:p>1.3%</text:p>
          </table:table-cell>
          <table:table-cell table:style-name="ce19" office:value-type="float" office:value="9">
            <text:p>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, Puerto Rican</text:p>
          </table:table-cell>
          <table:covered-table-cell table:style-name="ce12" office:value-type="string">
            <text:p>Yes, Puerto Rican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, Cuban</text:p>
          </table:table-cell>
          <table:covered-table-cell table:style-name="ce12" office:value-type="string">
            <text:p>Yes, Cuban</text:p>
          </table:covered-table-cell>
          <table:table-cell table:style-name="ce17" office:value-type="percentage" office:value="0.004">
            <text:p>0.4%</text:p>
          </table:table-cell>
          <table:table-cell table:style-name="ce19" office:value-type="float" office:value="3">
            <text:p>3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, another Hispanic, Latino, or Spanish origin – Print origin below, for example, Argentinean, Colombian, Dominican, Nicaraguan, Salvadoran, Spaniard, and so on.</text:p>
          </table:table-cell>
          <table:covered-table-cell table:style-name="ce12" office:value-type="string">
            <text:p>Yes, another Hispanic, Latino, or Spanish origin – Print origin below, for example, Argentinean, Colombian, Dominican, Nicaraguan, Salvadoran, Spaniard, and so on.</text:p>
          </table:covered-table-cell>
          <table:table-cell table:style-name="ce17" office:value-type="percentage" office:value="0.071">
            <text:p>7.1%</text:p>
          </table:table-cell>
          <table:table-cell table:style-name="ce19" office:value-type="float" office:value="48">
            <text:p>48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table:number-columns-spanned="3" table:number-rows-spanned="1">
            <text:p>Please specify</text:p>
          </table:table-cell>
          <table:covered-table-cell table:style-name="ce12" office:value-type="string">
            <text:p>Please specify</text:p>
          </table:covered-table-cell>
          <table:covered-table-cell table:style-name="ce18" office:value-type="float" office:value="51">
            <text:p>51</text:p>
          </table:covered-table-cell>
          <table:table-cell table:style-name="ce20" office:value-type="float" office:value="51">
            <text:p>5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672">
            <text:p>672</text:p>
          </table:covered-table-cell>
          <table:table-cell table:style-name="ce21" office:value-type="float" office:value="672">
            <text:p>672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335">
            <text:p>335</text:p>
          </table:covered-table-cell>
          <table:table-cell table:style-name="ce22" office:value-type="float" office:value="335">
            <text:p>335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Please specify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1-03T20:44:00">
            <text:p>Nov 3, 2013 8:44 PM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10-29T17:56:00">
            <text:p>Oct 29, 2013 5:56 PM</text:p>
          </table:table-cell>
          <table:table-cell office:value-type="string">
            <text:p>Argentinean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10-29T02:28:00">
            <text:p>Oct 29, 2013 2:28 AM</text:p>
          </table:table-cell>
          <table:table-cell office:value-type="string">
            <text:p>Cuban &amp; Colombian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10-28T21:12:00">
            <text:p>Oct 28, 2013 9:12 PM</text:p>
          </table:table-cell>
          <table:table-cell office:value-type="string">
            <text:p>Guatemala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10-01T20:38:00">
            <text:p>Oct 1, 2013 8:38 PM</text:p>
          </table:table-cell>
          <table:table-cell office:value-type="string">
            <text:p>White american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8-25T19:25:00">
            <text:p>Aug 25, 2013 7:25 PM</text:p>
          </table:table-cell>
          <table:table-cell office:value-type="string">
            <text:p>(is this survey for US citizens only?)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8-22T08:38:00">
            <text:p>Aug 22, 2013 8:38 AM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8-12T16:15:00">
            <text:p>Aug 12, 2013 4:15 PM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8-10T16:12:00">
            <text:p>Aug 10, 2013 4:12 PM</text:p>
          </table:table-cell>
          <table:table-cell office:value-type="string">
            <text:p>depends on how far you return genealogically, 'race' indeed is not a scientifically backed concept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8-09T16:26:00">
            <text:p>Aug 9, 2013 4:26 PM</text:p>
          </table:table-cell>
          <table:table-cell office:value-type="string">
            <text:p>Argentinean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8-06T20:26:00">
            <text:p>Aug 6, 2013 8:26 PM</text:p>
          </table:table-cell>
          <table:table-cell office:value-type="string">
            <text:p>Guatemalan</text:p>
          </table:table-cell>
          <table:table-cell table:number-columns-repeated="1021"/>
        </table:table-row>
        <table:table-row table:style-name="ro5">
          <table:table-cell table:style-name="ce8" office:value-type="float" office:value="12">
            <text:p>12</text:p>
          </table:table-cell>
          <table:table-cell table:style-name="ce15" office:value-type="date" office:date-value="2013-08-06T20:11:00">
            <text:p>Aug 6, 2013 8:11 PM</text:p>
          </table:table-cell>
          <table:table-cell office:value-type="string">
            <text:p>Spaniard</text:p>
          </table:table-cell>
          <table:table-cell table:number-columns-repeated="1021"/>
        </table:table-row>
        <table:table-row table:style-name="ro5">
          <table:table-cell table:style-name="ce8" office:value-type="float" office:value="13">
            <text:p>13</text:p>
          </table:table-cell>
          <table:table-cell table:style-name="ce15" office:value-type="date" office:date-value="2013-08-06T16:14:00">
            <text:p>Aug 6, 2013 4:14 PM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5">
          <table:table-cell table:style-name="ce8" office:value-type="float" office:value="14">
            <text:p>14</text:p>
          </table:table-cell>
          <table:table-cell table:style-name="ce15" office:value-type="date" office:date-value="2013-08-06T15:55:00">
            <text:p>Aug 6, 2013 3:55 PM</text:p>
          </table:table-cell>
          <table:table-cell office:value-type="string">
            <text:p>Chilean original mapuche-spanish mixture</text:p>
          </table:table-cell>
          <table:table-cell table:number-columns-repeated="1021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15" office:value-type="date" office:date-value="2013-08-04T15:40:00">
            <text:p>Aug 4, 2013 3:40 PM</text:p>
          </table:table-cell>
          <table:table-cell office:value-type="string">
            <text:p>Spaniard</text:p>
          </table:table-cell>
          <table:table-cell table:number-columns-repeated="1021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15" office:value-type="date" office:date-value="2013-08-04T12:25:00">
            <text:p>Aug 4, 2013 12:25 PM</text:p>
          </table:table-cell>
          <table:table-cell office:value-type="string">
            <text:p>Why the overly PC, US-specific categorisation? Use globally applicable categories next time please.</text:p>
          </table:table-cell>
          <table:table-cell table:number-columns-repeated="1021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15" office:value-type="date" office:date-value="2013-08-02T22:48:00">
            <text:p>Aug 2, 2013 10:48 PM</text:p>
          </table:table-cell>
          <table:table-cell office:value-type="string">
            <text:p>Brazilian</text:p>
          </table:table-cell>
          <table:table-cell table:number-columns-repeated="1021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15" office:value-type="date" office:date-value="2013-08-01T22:23:00">
            <text:p>Aug 1, 2013 10:23 PM</text:p>
          </table:table-cell>
          <table:table-cell office:value-type="string">
            <text:p>European</text:p>
          </table:table-cell>
          <table:table-cell table:number-columns-repeated="1021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15" office:value-type="date" office:date-value="2013-08-01T20:54:00">
            <text:p>Aug 1, 2013 8:54 PM</text:p>
          </table:table-cell>
          <table:table-cell office:value-type="string">
            <text:p>bolivian/ mexican</text:p>
          </table:table-cell>
          <table:table-cell table:number-columns-repeated="1021"/>
        </table:table-row>
        <table:table-row table:style-name="ro5">
          <table:table-cell table:style-name="ce8" office:value-type="float" office:value="20">
            <text:p>20</text:p>
          </table:table-cell>
          <table:table-cell table:style-name="ce15" office:value-type="date" office:date-value="2013-08-01T10:51:00">
            <text:p>Aug 1, 2013 10:51 AM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table:style-name="ce8" office:value-type="float" office:value="21">
            <text:p>21</text:p>
          </table:table-cell>
          <table:table-cell table:style-name="ce15" office:value-type="date" office:date-value="2013-08-01T03:03:00">
            <text:p>Aug 1, 2013 3:03 AM</text:p>
          </table:table-cell>
          <table:table-cell office:value-type="string">
            <text:p>Salvadoran</text:p>
          </table:table-cell>
          <table:table-cell table:number-columns-repeated="1021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15" office:value-type="date" office:date-value="2013-08-01T02:47:00">
            <text:p>Aug 1, 2013 2:47 AM</text:p>
          </table:table-cell>
          <table:table-cell office:value-type="string">
            <text:p>Salvadorean</text:p>
          </table:table-cell>
          <table:table-cell table:number-columns-repeated="1021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5" office:value-type="date" office:date-value="2013-07-31T23:07:00">
            <text:p>Jul 31, 2013 11:07 PM</text:p>
          </table:table-cell>
          <table:table-cell office:value-type="string">
            <text:p>Venezuelan</text:p>
          </table:table-cell>
          <table:table-cell table:number-columns-repeated="1021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15" office:value-type="date" office:date-value="2013-07-31T22:31:00">
            <text:p>Jul 31, 2013 10:31 PM</text:p>
          </table:table-cell>
          <table:table-cell office:value-type="string">
            <text:p>I don't support this kind of labeling</text:p>
          </table:table-cell>
          <table:table-cell table:number-columns-repeated="1021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15" office:value-type="date" office:date-value="2013-07-31T20:41:00">
            <text:p>Jul 31, 2013 8:41 PM</text:p>
          </table:table-cell>
          <table:table-cell office:value-type="string">
            <text:p>Salvadorean</text:p>
          </table:table-cell>
          <table:table-cell table:number-columns-repeated="1021"/>
        </table:table-row>
        <table:table-row table:style-name="ro5">
          <table:table-cell table:style-name="ce8" office:value-type="float" office:value="26">
            <text:p>26</text:p>
          </table:table-cell>
          <table:table-cell table:style-name="ce15" office:value-type="date" office:date-value="2013-07-31T20:16:00">
            <text:p>Jul 31, 2013 8:16 PM</text:p>
          </table:table-cell>
          <table:table-cell office:value-type="string">
            <text:p>Chilean</text:p>
          </table:table-cell>
          <table:table-cell table:number-columns-repeated="1021"/>
        </table:table-row>
        <table:table-row table:style-name="ro5">
          <table:table-cell table:style-name="ce8" office:value-type="float" office:value="27">
            <text:p>27</text:p>
          </table:table-cell>
          <table:table-cell table:style-name="ce15" office:value-type="date" office:date-value="2013-07-31T17:54:00">
            <text:p>Jul 31, 2013 5:54 PM</text:p>
          </table:table-cell>
          <table:table-cell office:value-type="string">
            <text:p>Brazilian</text:p>
          </table:table-cell>
          <table:table-cell table:number-columns-repeated="1021"/>
        </table:table-row>
        <table:table-row table:style-name="ro5">
          <table:table-cell table:style-name="ce8" office:value-type="float" office:value="28">
            <text:p>28</text:p>
          </table:table-cell>
          <table:table-cell table:style-name="ce15" office:value-type="date" office:date-value="2013-07-31T13:44:00">
            <text:p>Jul 31, 2013 1:44 PM</text:p>
          </table:table-cell>
          <table:table-cell office:value-type="string">
            <text:p>Italy</text:p>
          </table:table-cell>
          <table:table-cell table:number-columns-repeated="1021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15" office:value-type="date" office:date-value="2013-07-31T13:29:00">
            <text:p>Jul 31, 2013 1:29 PM</text:p>
          </table:table-cell>
          <table:table-cell office:value-type="string">
            <text:p>indonesian</text:p>
          </table:table-cell>
          <table:table-cell table:number-columns-repeated="1021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15" office:value-type="date" office:date-value="2013-07-30T20:15:00">
            <text:p>Jul 30, 2013 8:15 PM</text:p>
          </table:table-cell>
          <table:table-cell office:value-type="string">
            <text:p>Chilean</text:p>
          </table:table-cell>
          <table:table-cell table:number-columns-repeated="1021"/>
        </table:table-row>
        <table:table-row table:style-name="ro5">
          <table:table-cell table:style-name="ce8" office:value-type="float" office:value="31">
            <text:p>31</text:p>
          </table:table-cell>
          <table:table-cell table:style-name="ce15" office:value-type="date" office:date-value="2013-07-30T10:08:00">
            <text:p>Jul 30, 2013 10:08 AM</text:p>
          </table:table-cell>
          <table:table-cell office:value-type="string">
            <text:p>Greek</text:p>
          </table:table-cell>
          <table:table-cell table:number-columns-repeated="1021"/>
        </table:table-row>
        <table:table-row table:style-name="ro5">
          <table:table-cell table:style-name="ce8" office:value-type="float" office:value="32">
            <text:p>32</text:p>
          </table:table-cell>
          <table:table-cell table:style-name="ce15" office:value-type="date" office:date-value="2013-07-30T06:12:00">
            <text:p>Jul 30, 2013 6:12 AM</text:p>
          </table:table-cell>
          <table:table-cell office:value-type="string">
            <text:p>Colombian</text:p>
          </table:table-cell>
          <table:table-cell table:number-columns-repeated="1021"/>
        </table:table-row>
        <table:table-row table:style-name="ro5">
          <table:table-cell table:style-name="ce8" office:value-type="float" office:value="33">
            <text:p>33</text:p>
          </table:table-cell>
          <table:table-cell table:style-name="ce15" office:value-type="date" office:date-value="2013-07-29T23:23:00">
            <text:p>Jul 29, 2013 11:23 PM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5">
          <table:table-cell table:style-name="ce8" office:value-type="float" office:value="34">
            <text:p>34</text:p>
          </table:table-cell>
          <table:table-cell table:style-name="ce15" office:value-type="date" office:date-value="2013-07-29T22:38:00">
            <text:p>Jul 29, 2013 10:38 PM</text:p>
          </table:table-cell>
          <table:table-cell office:value-type="string">
            <text:p>Swiss (Italian)</text:p>
          </table:table-cell>
          <table:table-cell table:number-columns-repeated="1021"/>
        </table:table-row>
        <table:table-row table:style-name="ro5">
          <table:table-cell table:style-name="ce8" office:value-type="float" office:value="35">
            <text:p>35</text:p>
          </table:table-cell>
          <table:table-cell table:style-name="ce15" office:value-type="date" office:date-value="2013-07-27T01:57:00">
            <text:p>Jul 27, 2013 1:57 AM</text:p>
          </table:table-cell>
          <table:table-cell office:value-type="string">
            <text:p>Chilean</text:p>
          </table:table-cell>
          <table:table-cell table:number-columns-repeated="1021"/>
        </table:table-row>
        <table:table-row table:style-name="ro5">
          <table:table-cell table:style-name="ce8" office:value-type="float" office:value="36">
            <text:p>36</text:p>
          </table:table-cell>
          <table:table-cell table:style-name="ce15" office:value-type="date" office:date-value="2013-07-26T20:56:00">
            <text:p>Jul 26, 2013 8:56 PM</text:p>
          </table:table-cell>
          <table:table-cell office:value-type="string">
            <text:p>Brazilians didn't had spanish origin, but are latin americans</text:p>
          </table:table-cell>
          <table:table-cell table:number-columns-repeated="1021"/>
        </table:table-row>
        <table:table-row table:style-name="ro5">
          <table:table-cell table:style-name="ce8" office:value-type="float" office:value="37">
            <text:p>37</text:p>
          </table:table-cell>
          <table:table-cell table:style-name="ce15" office:value-type="date" office:date-value="2013-07-26T15:49:00">
            <text:p>Jul 26, 2013 3:49 PM</text:p>
          </table:table-cell>
          <table:table-cell office:value-type="string">
            <text:p>Dominican</text:p>
          </table:table-cell>
          <table:table-cell table:number-columns-repeated="1021"/>
        </table:table-row>
        <table:table-row table:style-name="ro5">
          <table:table-cell table:style-name="ce8" office:value-type="float" office:value="38">
            <text:p>38</text:p>
          </table:table-cell>
          <table:table-cell table:style-name="ce15" office:value-type="date" office:date-value="2013-07-25T16:04:00">
            <text:p>Jul 25, 2013 4:04 PM</text:p>
          </table:table-cell>
          <table:table-cell office:value-type="string">
            <text:p>Argentinean</text:p>
          </table:table-cell>
          <table:table-cell table:number-columns-repeated="1021"/>
        </table:table-row>
        <table:table-row table:style-name="ro5">
          <table:table-cell table:style-name="ce8" office:value-type="float" office:value="39">
            <text:p>39</text:p>
          </table:table-cell>
          <table:table-cell table:style-name="ce15" office:value-type="date" office:date-value="2013-07-25T07:02:00">
            <text:p>Jul 25, 2013 7:02 AM</text:p>
          </table:table-cell>
          <table:table-cell office:value-type="string">
            <text:p>Spain</text:p>
          </table:table-cell>
          <table:table-cell table:number-columns-repeated="1021"/>
        </table:table-row>
        <table:table-row table:style-name="ro5">
          <table:table-cell table:style-name="ce8" office:value-type="float" office:value="40">
            <text:p>40</text:p>
          </table:table-cell>
          <table:table-cell table:style-name="ce15" office:value-type="date" office:date-value="2013-07-25T04:29:00">
            <text:p>Jul 25, 2013 4:29 AM</text:p>
          </table:table-cell>
          <table:table-cell office:value-type="string">
            <text:p>Argentinean</text:p>
          </table:table-cell>
          <table:table-cell table:number-columns-repeated="1021"/>
        </table:table-row>
        <table:table-row table:style-name="ro5">
          <table:table-cell table:style-name="ce8" office:value-type="float" office:value="41">
            <text:p>41</text:p>
          </table:table-cell>
          <table:table-cell table:style-name="ce15" office:value-type="date" office:date-value="2013-07-25T02:53:00">
            <text:p>Jul 25, 2013 2:53 AM</text:p>
          </table:table-cell>
          <table:table-cell office:value-type="string">
            <text:p>Venezuelan</text:p>
          </table:table-cell>
          <table:table-cell table:number-columns-repeated="1021"/>
        </table:table-row>
        <table:table-row table:style-name="ro5">
          <table:table-cell table:style-name="ce8" office:value-type="float" office:value="42">
            <text:p>42</text:p>
          </table:table-cell>
          <table:table-cell table:style-name="ce15" office:value-type="date" office:date-value="2013-07-25T00:25:00">
            <text:p>Jul 25, 2013 12:25 AM</text:p>
          </table:table-cell>
          <table:table-cell office:value-type="string">
            <text:p>European</text:p>
          </table:table-cell>
          <table:table-cell table:number-columns-repeated="1021"/>
        </table:table-row>
        <table:table-row table:style-name="ro5">
          <table:table-cell table:style-name="ce8" office:value-type="float" office:value="43">
            <text:p>43</text:p>
          </table:table-cell>
          <table:table-cell table:style-name="ce15" office:value-type="date" office:date-value="2013-07-24T23:00:00">
            <text:p>Jul 24, 2013 11:00 PM</text:p>
          </table:table-cell>
          <table:table-cell office:value-type="string">
            <text:p>I'm a Catalan (living in the Spanish part of Catalonia). My mother tongue is not Spanish and I don't feel member of Hispanic culture, but at the moment I'm living inside the borders of Spain.</text:p>
          </table:table-cell>
          <table:table-cell table:number-columns-repeated="1021"/>
        </table:table-row>
        <table:table-row table:style-name="ro5">
          <table:table-cell table:style-name="ce8" office:value-type="float" office:value="44">
            <text:p>44</text:p>
          </table:table-cell>
          <table:table-cell table:style-name="ce15" office:value-type="date" office:date-value="2013-07-24T21:58:00">
            <text:p>Jul 24, 2013 9:58 PM</text:p>
          </table:table-cell>
          <table:table-cell office:value-type="string">
            <text:p>Spanish</text:p>
          </table:table-cell>
          <table:table-cell table:number-columns-repeated="1021"/>
        </table:table-row>
        <table:table-row table:style-name="ro5">
          <table:table-cell table:style-name="ce8" office:value-type="float" office:value="45">
            <text:p>45</text:p>
          </table:table-cell>
          <table:table-cell table:style-name="ce15" office:value-type="date" office:date-value="2013-07-24T21:53:00">
            <text:p>Jul 24, 2013 9:53 PM</text:p>
          </table:table-cell>
          <table:table-cell office:value-type="string">
            <text:p>Brazilian</text:p>
          </table:table-cell>
          <table:table-cell table:number-columns-repeated="1021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15" office:value-type="date" office:date-value="2013-07-24T21:33:00">
            <text:p>Jul 24, 2013 9:33 PM</text:p>
          </table:table-cell>
          <table:table-cell office:value-type="string">
            <text:p>Spaniard</text:p>
          </table:table-cell>
          <table:table-cell table:number-columns-repeated="1021"/>
        </table:table-row>
        <table:table-row table:style-name="ro5">
          <table:table-cell table:style-name="ce8" office:value-type="float" office:value="47">
            <text:p>47</text:p>
          </table:table-cell>
          <table:table-cell table:style-name="ce15" office:value-type="date" office:date-value="2013-07-24T21:19:00">
            <text:p>Jul 24, 2013 9:19 PM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5">
          <table:table-cell table:style-name="ce8" office:value-type="float" office:value="48">
            <text:p>48</text:p>
          </table:table-cell>
          <table:table-cell table:style-name="ce15" office:value-type="date" office:date-value="2013-07-24T19:55:00">
            <text:p>Jul 24, 2013 7:55 PM</text:p>
          </table:table-cell>
          <table:table-cell office:value-type="string">
            <text:p>Spaniard</text:p>
          </table:table-cell>
          <table:table-cell table:number-columns-repeated="1021"/>
        </table:table-row>
        <table:table-row table:style-name="ro5">
          <table:table-cell table:style-name="ce8" office:value-type="float" office:value="49">
            <text:p>49</text:p>
          </table:table-cell>
          <table:table-cell table:style-name="ce15" office:value-type="date" office:date-value="2013-07-24T15:46:00">
            <text:p>Jul 24, 2013 3:46 PM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15" office:value-type="date" office:date-value="2013-07-24T14:27:00">
            <text:p>Jul 24, 2013 2:27 PM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5">
          <table:table-cell table:style-name="ce8" office:value-type="float" office:value="51">
            <text:p>51</text:p>
          </table:table-cell>
          <table:table-cell table:style-name="ce15" office:value-type="date" office:date-value="2013-07-24T12:48:00">
            <text:p>Jul 24, 2013 12:48 PM</text:p>
          </table:table-cell>
          <table:table-cell office:value-type="string">
            <text:p>From Spain</text:p>
          </table:table-cell>
          <table:table-cell table:number-columns-repeated="1021"/>
        </table:table-row>
        <table:table-row table:style-name="ro5" table:number-rows-repeated="104851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29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1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18:55</dc:date>
    <dc:creator>Catarina Mota</dc:creator>
    <meta:editing-duration>PT00H00M18S</meta:editing-duration>
    <meta:editing-cycles>1</meta:editing-cycles>
    <meta:document-statistic meta:table-count="1" meta:cell-count="2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graphic-properties draw:stroke="none" svg:stroke-width="0cm" svg:stroke-color="#000000" svg:stroke-opacity="100%" draw:fill="solid" draw:fill-color="#eeeeee" draw:opacity="100%"/>
    </style:style>
    <style:style style:name="ch14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2.637cm" svg:y="0.18cm" chart:style-name="ch2">
          <text:p>Do you consider yourself to be of Hispanic, Latino, or Spanish origin?</text:p>
        </chart:title>
        <chart:legend chart:legend-position="end" svg:x="4.559cm" svg:y="1.712cm" chart:style-name="ch3"/>
        <chart:plot-area chart:style-name="ch4" table:cell-range-address="'Question 1'.A4:'Question 1'.A8 'Question 1'.C4:'Question 1'.C8" chart:data-source-has-labels="column" svg:x="0.321cm" svg:y="0.756cm" svg:width="3.918cm" svg:height="7.849cm">
          <chart:axis chart:dimension="x" chart:name="primary-x" chart:style-name="ch5">
            <chart:categories table:cell-range-address="'Question 1'.A4:'Question 1'.A8"/>
          </chart:axis>
          <chart:axis chart:dimension="y" chart:name="primary-y" chart:style-name="ch6"/>
          <chart:series chart:style-name="ch7" chart:values-cell-range-address="'Question 1'.C4:'Question 1'.C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No, not of Hispanic, Latino, or Spanish origin</text:p>
              </table:table-cell>
              <table:table-cell office:value-type="float" office:value="0.906">
                <text:p text:id="'Question 1'.C4:'Question 1'.C8">0.906</text:p>
              </table:table-cell>
            </table:table-row>
            <table:table-row>
              <table:table-cell office:value-type="string">
                <text:p>Yes, Mexican, Mexican American, Chicano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Yes, Puerto Ric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Yes, Cuban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Yes, another Hispanic, Latino, or Spanish origin – Print origin below, for example, Argentinean, Colombian, Dominican, Nicaraguan, Salvadoran, Spaniard, and so on.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